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200000252BA899B33FCAC50B9.png" manifest:media-type="image/png"/>
  <manifest:file-entry manifest:full-path="Pictures/10000000000003D2000002528D438A7899191A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ans" fo:font-size="32pt" fo:font-weight="bold" style:font-name-asian="Liberation Sans" style:font-size-asian="32pt" style:font-weight-asian="bold" style:font-name-complex="Liberation Sans" style:font-size-complex="3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8.999cm" svg:height="11.538cm" svg:x="1.101cm" svg:y="17.062cm">
            <draw:image xlink:href="Pictures/10000000000003D2000002528D438A7899191AB8.png" xlink:type="simple" xlink:show="embed" xlink:actuate="onLoad" loext:mime-type="image/png">
              <text:p/>
            </draw:image>
          </draw:frame>
          <draw:frame draw:style-name="gr2" draw:text-style-name="P3" draw:layer="layout" svg:width="1.8cm" svg:height="1.7cm" svg:x="5.9cm" svg:y="22cm">
            <draw:text-box>
              <text:p text:style-name="P2"><text:span text:style-name="T1">↑</text:span></text:p>
            </draw:text-box>
          </draw:frame>
          <draw:frame draw:style-name="gr2" draw:text-style-name="P3" draw:layer="layout" svg:width="1.8cm" svg:height="1.7cm" svg:x="3.4cm" svg:y="24.5cm">
            <draw:text-box>
              <text:p text:style-name="P2"><text:span text:style-name="T1">←</text:span></text:p>
            </draw:text-box>
          </draw:frame>
          <draw:frame draw:style-name="gr2" draw:text-style-name="P3" draw:layer="layout" svg:width="1.8cm" svg:height="1.7cm" svg:x="5.9cm" svg:y="24.5cm">
            <draw:text-box>
              <text:p text:style-name="P2"><text:span text:style-name="T1">↓</text:span></text:p>
            </draw:text-box>
          </draw:frame>
          <draw:frame draw:style-name="gr2" draw:text-style-name="P3" draw:layer="layout" svg:width="1.9cm" svg:height="1.7cm" svg:x="8.4cm" svg:y="24.5cm">
            <draw:text-box>
              <text:p text:style-name="P2"><text:span text:style-name="T1">→</text:span></text:p>
            </draw:text-box>
          </draw:frame>
          <draw:frame draw:style-name="gr2" draw:text-style-name="P4" draw:layer="layout" svg:width="1.8cm" svg:height="1.7cm" svg:x="10.9cm" svg:y="19.5cm">
            <draw:text-box>
              <text:p text:style-name="P1">I</text:p>
            </draw:text-box>
          </draw:frame>
          <draw:frame draw:style-name="gr2" draw:text-style-name="P4" draw:layer="layout" svg:width="1.8cm" svg:height="1.7cm" svg:x="13.4cm" svg:y="19.5cm">
            <draw:text-box>
              <text:p text:style-name="P1">O</text:p>
            </draw:text-box>
          </draw:frame>
          <draw:frame draw:style-name="gr2" draw:text-style-name="P4" draw:layer="layout" svg:width="1.8cm" svg:height="1.7cm" svg:x="15.9cm" svg:y="19.5cm">
            <draw:text-box>
              <text:p text:style-name="P1">P</text:p>
            </draw:text-box>
          </draw:frame>
          <draw:frame draw:style-name="gr2" draw:text-style-name="P3" draw:layer="layout" svg:width="1.8cm" svg:height="1.7cm" svg:x="13.4cm" svg:y="24.5cm">
            <draw:text-box>
              <text:p text:style-name="P2"><text:span text:style-name="T2">,</text:span></text:p>
            </draw:text-box>
          </draw:frame>
          <draw:frame draw:style-name="gr2" draw:text-style-name="P3" draw:layer="layout" svg:width="1.8cm" svg:height="1.7cm" svg:x="15.9cm" svg:y="23.2cm">
            <draw:text-box>
              <text:p text:style-name="P2"><text:span text:style-name="T2">.</text:span></text:p>
            </draw:text-box>
          </draw:frame>
        </draw:g>
        <draw:g>
          <draw:frame draw:style-name="gr1" draw:text-style-name="P1" draw:layer="layout" svg:width="18.999cm" svg:height="11.538cm" svg:x="1.058cm" svg:y="3.458cm">
            <draw:image xlink:href="Pictures/10000000000003D200000252BA899B33FCAC50B9.png" xlink:type="simple" xlink:show="embed" xlink:actuate="onLoad" loext:mime-type="image/png">
              <text:p/>
            </draw:image>
          </draw:frame>
          <draw:frame draw:style-name="gr2" draw:text-style-name="P4" draw:layer="layout" svg:width="1.8cm" svg:height="1.7cm" svg:x="5.9cm" svg:y="8.4cm">
            <draw:text-box>
              <text:p text:style-name="P1">W</text:p>
            </draw:text-box>
          </draw:frame>
          <draw:frame draw:style-name="gr2" draw:text-style-name="P4" draw:layer="layout" svg:width="1.8cm" svg:height="1.7cm" svg:x="3.4cm" svg:y="10.9cm">
            <draw:text-box>
              <text:p text:style-name="P1">A</text:p>
            </draw:text-box>
          </draw:frame>
          <draw:frame draw:style-name="gr2" draw:text-style-name="P4" draw:layer="layout" svg:width="1.8cm" svg:height="1.7cm" svg:x="5.9cm" svg:y="10.9cm">
            <draw:text-box>
              <text:p text:style-name="P1">S</text:p>
            </draw:text-box>
          </draw:frame>
          <draw:frame draw:style-name="gr2" draw:text-style-name="P4" draw:layer="layout" svg:width="1.8cm" svg:height="1.7cm" svg:x="8.3cm" svg:y="10.9cm">
            <draw:text-box>
              <text:p text:style-name="P1">D</text:p>
            </draw:text-box>
          </draw:frame>
          <draw:frame draw:style-name="gr2" draw:text-style-name="P4" draw:layer="layout" svg:width="1.8cm" svg:height="1.7cm" svg:x="10.9cm" svg:y="5.9cm">
            <draw:text-box>
              <text:p text:style-name="P1">R</text:p>
            </draw:text-box>
          </draw:frame>
          <draw:frame draw:style-name="gr2" draw:text-style-name="P4" draw:layer="layout" svg:width="1.8cm" svg:height="1.7cm" svg:x="13.4cm" svg:y="5.9cm">
            <draw:text-box>
              <text:p text:style-name="P1">T</text:p>
            </draw:text-box>
          </draw:frame>
          <draw:frame draw:style-name="gr2" draw:text-style-name="P4" draw:layer="layout" svg:width="1.8cm" svg:height="1.7cm" svg:x="15.9cm" svg:y="5.9cm">
            <draw:text-box>
              <text:p text:style-name="P1">Y</text:p>
            </draw:text-box>
          </draw:frame>
          <draw:frame draw:style-name="gr2" draw:text-style-name="P4" draw:layer="layout" svg:width="1.8cm" svg:height="1.7cm" svg:x="13.4cm" svg:y="10.9cm">
            <draw:text-box>
              <text:p text:style-name="P1">V</text:p>
            </draw:text-box>
          </draw:frame>
          <draw:frame draw:style-name="gr2" draw:text-style-name="P4" draw:layer="layout" svg:width="1.8cm" svg:height="1.7cm" svg:x="15.9cm" svg:y="9.6cm">
            <draw:text-box>
              <text:p text:style-name="P1">B</text:p>
            </draw:text-box>
          </draw:frame>
          <draw:frame draw:style-name="gr2" draw:text-style-name="P4" draw:layer="layout" svg:width="1.8cm" svg:height="1.7cm" svg:x="5.9cm" svg:y="8.4cm">
            <draw:text-box>
              <text:p text:style-name="P1">W</text:p>
            </draw:text-box>
          </draw:frame>
          <draw:frame draw:style-name="gr2" draw:text-style-name="P4" draw:layer="layout" svg:width="1.8cm" svg:height="1.7cm" svg:x="3.4cm" svg:y="10.9cm">
            <draw:text-box>
              <text:p text:style-name="P1">A</text:p>
            </draw:text-box>
          </draw:frame>
          <draw:frame draw:style-name="gr2" draw:text-style-name="P4" draw:layer="layout" svg:width="1.8cm" svg:height="1.7cm" svg:x="5.9cm" svg:y="10.9cm">
            <draw:text-box>
              <text:p text:style-name="P1">S</text:p>
            </draw:text-box>
          </draw:frame>
          <draw:frame draw:style-name="gr2" draw:text-style-name="P4" draw:layer="layout" svg:width="1.8cm" svg:height="1.7cm" svg:x="8.3cm" svg:y="10.9cm">
            <draw:text-box>
              <text:p text:style-name="P1">D</text:p>
            </draw:text-box>
          </draw:frame>
          <draw:frame draw:style-name="gr2" draw:text-style-name="P4" draw:layer="layout" svg:width="1.8cm" svg:height="1.7cm" svg:x="10.9cm" svg:y="5.9cm">
            <draw:text-box>
              <text:p text:style-name="P1">R</text:p>
            </draw:text-box>
          </draw:frame>
          <draw:frame draw:style-name="gr2" draw:text-style-name="P4" draw:layer="layout" svg:width="1.8cm" svg:height="1.7cm" svg:x="13.4cm" svg:y="5.9cm">
            <draw:text-box>
              <text:p text:style-name="P1">T</text:p>
            </draw:text-box>
          </draw:frame>
          <draw:frame draw:style-name="gr2" draw:text-style-name="P4" draw:layer="layout" svg:width="1.8cm" svg:height="1.7cm" svg:x="15.9cm" svg:y="5.9cm">
            <draw:text-box>
              <text:p text:style-name="P1">Y</text:p>
            </draw:text-box>
          </draw:frame>
          <draw:frame draw:style-name="gr2" draw:text-style-name="P4" draw:layer="layout" svg:width="1.8cm" svg:height="1.7cm" svg:x="13.4cm" svg:y="10.9cm">
            <draw:text-box>
              <text:p text:style-name="P1">V</text:p>
            </draw:text-box>
          </draw:frame>
          <draw:frame draw:style-name="gr2" draw:text-style-name="P4" draw:layer="layout" svg:width="1.8cm" svg:height="1.7cm" svg:x="15.9cm" svg:y="9.6cm">
            <draw:text-box>
              <text:p text:style-name="P1">B</text:p>
            </draw:text-box>
          </draw:frame>
          <draw:frame draw:style-name="gr2" draw:text-style-name="P4" draw:layer="layout" svg:width="1.8cm" svg:height="1.7cm" svg:x="5.9cm" svg:y="8.4cm">
            <draw:text-box>
              <text:p text:style-name="P1">W</text:p>
            </draw:text-box>
          </draw:frame>
          <draw:frame draw:style-name="gr2" draw:text-style-name="P4" draw:layer="layout" svg:width="1.8cm" svg:height="1.7cm" svg:x="3.4cm" svg:y="10.9cm">
            <draw:text-box>
              <text:p text:style-name="P1">A</text:p>
            </draw:text-box>
          </draw:frame>
          <draw:frame draw:style-name="gr2" draw:text-style-name="P4" draw:layer="layout" svg:width="1.8cm" svg:height="1.7cm" svg:x="5.9cm" svg:y="10.9cm">
            <draw:text-box>
              <text:p text:style-name="P1">S</text:p>
            </draw:text-box>
          </draw:frame>
          <draw:frame draw:style-name="gr2" draw:text-style-name="P4" draw:layer="layout" svg:width="1.8cm" svg:height="1.7cm" svg:x="8.3cm" svg:y="10.9cm">
            <draw:text-box>
              <text:p text:style-name="P1">D</text:p>
            </draw:text-box>
          </draw:frame>
          <draw:frame draw:style-name="gr2" draw:text-style-name="P4" draw:layer="layout" svg:width="1.8cm" svg:height="1.7cm" svg:x="10.9cm" svg:y="5.9cm">
            <draw:text-box>
              <text:p text:style-name="P1">R</text:p>
            </draw:text-box>
          </draw:frame>
          <draw:frame draw:style-name="gr2" draw:text-style-name="P4" draw:layer="layout" svg:width="1.8cm" svg:height="1.7cm" svg:x="13.4cm" svg:y="5.9cm">
            <draw:text-box>
              <text:p text:style-name="P1">T</text:p>
            </draw:text-box>
          </draw:frame>
          <draw:frame draw:style-name="gr2" draw:text-style-name="P4" draw:layer="layout" svg:width="1.8cm" svg:height="1.7cm" svg:x="15.9cm" svg:y="5.9cm">
            <draw:text-box>
              <text:p text:style-name="P1">Y</text:p>
            </draw:text-box>
          </draw:frame>
          <draw:frame draw:style-name="gr2" draw:text-style-name="P4" draw:layer="layout" svg:width="1.8cm" svg:height="1.7cm" svg:x="13.4cm" svg:y="10.9cm">
            <draw:text-box>
              <text:p text:style-name="P1">V</text:p>
            </draw:text-box>
          </draw:frame>
          <draw:frame draw:style-name="gr2" draw:text-style-name="P4" draw:layer="layout" svg:width="1.8cm" svg:height="1.7cm" svg:x="15.9cm" svg:y="9.6cm">
            <draw:text-box>
              <text:p text:style-name="P1">B</text:p>
            </draw:text-box>
          </draw:frame>
        </draw:g>
        <draw:frame draw:style-name="gr3" draw:text-style-name="P4" draw:layer="layout" svg:width="10cm" svg:height="1.673cm" svg:x="5.5cm" svg:y="0.3cm">
          <draw:text-box>
            <text:p text:style-name="P1">andimoto gamecontroller</text:p>
            <text:p text:style-name="P1">keymaps</text:p>
          </draw:text-box>
        </draw:frame>
        <draw:frame draw:style-name="gr4" draw:text-style-name="P4" draw:layer="layout" svg:width="11.4cm" svg:height="0.962cm" svg:x="4.8cm" svg:y="2.6cm">
          <draw:text-box>
            <text:p text:style-name="P1">gamecontroller a</text:p>
          </draw:text-box>
        </draw:frame>
        <draw:frame draw:style-name="gr4" draw:text-style-name="P4" draw:layer="layout" svg:width="11.4cm" svg:height="0.962cm" svg:x="4.8cm" svg:y="16.2cm">
          <draw:text-box>
            <text:p text:style-name="P1">gamecontroller 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9T10:19:47.814753543</meta:creation-date>
    <dc:date>2023-06-29T10:37:03.967142519</dc:date>
    <meta:editing-duration>PT17M13S</meta:editing-duration>
    <meta:editing-cycles>5</meta:editing-cycles>
    <meta:generator>LibreOffice/6.4.7.2$Linux_X86_64 LibreOffice_project/40$Build-2</meta:generator>
    <meta:document-statistic meta:object-count="43"/>
  </office:meta>
</office:document-meta>
</file>